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left="36.00pt" fo:text-indent="0.00pt" fo:margin-bottom="10.00pt"/>
    </style:style>
    <style:style style:name="P3" style:family="paragraph">
      <style:paragraph-properties fo:line-height="115.00%" fo:text-align="left" fo:margin-bottom="10.00pt"/>
    </style:style>
  </office:automatic-styles>
  <office:body>
    <office:text>
      <text:p text:style-name="P1"><text:span text:style-name="T1">Connection Editor</text:span></text:p>
      <text:p text:style-name="P1"><text:span text:style-name="T1">Node Editor</text:span></text:p>
      <text:p text:style-name="P1"><text:span text:style-name="T1">Broken FK</text:span></text:p>
      <text:p text:style-name="P1"><text:span text:style-name="T1">Space Switching</text:span></text:p>
      <text:p text:style-name="P1"><text:span text:style-name="T2"/></text:p>
      <text:p text:style-name="P1"><text:span text:style-name="T3">Connection Editor:</text:span></text:p>
      <text:p text:style-name="P1"><text:span text:style-name="T3">Inputs, and outputs. The connection editor is simply another way to connect two objects together, much like parenting, but you are able to combine different nodes. Select the left (input side), then click on the right side.</text:span></text:p>
      <text:p text:style-name="P1"><text:span text:style-name="T3">Windows -&gt; General Editors -&gt; Connection Editor</text:span></text:p>
      <text:p text:style-name="P1"><text:span text:style-name="T4"/></text:p>
      <text:p text:style-name="P1"><text:span text:style-name="T5">Node Editor:</text:span></text:p>
      <text:p text:style-name="P1"><text:span text:style-name="T5">Just like a node editor in Houdini, or Substance design.</text:span></text:p>
      <text:p text:style-name="P1"><text:span text:style-name="T5">Windows -&gt; Node Editor</text:span></text:p>
      <text:p text:style-name="P1"><text:span text:style-name="T5">First box with right arrow loads: all outputs<text:s text:c="2"/>going into object, middle will load both, last loads all inputs going out. </text:span></text:p>
      <text:p text:style-name="P1"><text:span text:style-name="T5">Shiny box: Clear the graph.</text:span></text:p>
      <text:p text:style-name="P1"><text:span text:style-name="T5">Add and Minus signs: Add a selection, Take out a selection.</text:span></text:p>
      <text:p text:style-name="P1"><text:span text:style-name="T5"/></text:p>
      <text:p text:style-name="P1"><text:span text:style-name="T5">Broken FK - Useful for "putting" things away. Like putting a gun away, you can still have that particular rig stay with the gun while you do more actions with the gun. Then you can come back to it no problem. Can have multiple targets.</text:span></text:p>
      <text:p text:style-name="P1"><text:span text:style-name="T5">Everything is created normally. Parent grouped for the jnts, so a very simple heirarchy. </text:span></text:p>
      <text:p text:style-name="P1"><text:span text:style-name="T5">To constrain the Controls:</text:span></text:p>
      <text:p text:style-name="P1"><text:span text:style-name="T5"><text:tab/>Constraints take over heirarchies. Meaning, they take the priority. They can constrain <text:tab/>to targets</text:span></text:p>
      <text:p text:style-name="P2"><text:span text:style-name="T6">Select the groups of the ctrls, set into their own group. Ctrl to Grp. </text:span></text:p>
      <text:p text:style-name="P2"><text:span text:style-name="T7">Parent constraints options: Just apply the translation all box. Then "add" another constraint to the control by selecting the rotate all box.</text:span></text:p>
      <text:p text:style-name="P2"><text:span text:style-name="T7">Custom attributes: Add attribute- Follow Translate float 0-1, Follow Rotate float 0-1</text:span></text:p>
      <text:p text:style-name="P2"><text:span text:style-name="T7">Connection editor: Left Box - select the ctrl. Right Box (show inputs, show non-keyable) Connect the "Follow Translate to the target constraint. Do the the same for the Follow Rotate.</text:span></text:p>
      <text:p text:style-name="P2"><text:span text:style-name="T7">Order of targets... World, Transform, COG, Limb. Add constraints to each</text:span></text:p>
      <text:p text:style-name="P3"><text:span text:style-name="T7">Space Switches</text:span></text:p>
      <text:p text:style-name="P3"><text:span text:style-name="T7"/></text:p>
      <text:p text:style-name="P3"><text:span text:style-name="T7">In a game, everything has to be in a heirarchy. Movies is different.</text:span></text:p>
      <text:p text:style-name="P3"><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